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0.323cm" fo:min-width="0.454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0.323cm" fo:min-width="0.707cm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0.361cm" fo:min-width="0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0.323cm" fo:min-width="2.232cm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0.323cm" fo:min-width="1.978cm"/>
    </style:style>
    <style:style style:name="gr6" style:family="graphic" style:parent-style-name="objectwithoutfill">
      <style:graphic-properties svg:stroke-width="0.035cm" draw:marker-start="" draw:marker-start-width="0.252cm" draw:marker-end="CF_20_Many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draw:marker-start-width="0.252cm" draw:marker-end="CF_20_Many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-color="#dddddd"/>
      <style:paragraph-properties fo:text-align="center"/>
      <style:text-properties style:font-name="Liberation Mono1" fo:font-size="12pt" style:font-size-asian="12pt" style:font-size-complex="12p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Liberation Mono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9" draw:id="id9" draw:layer="layout" svg:width="1.016cm" svg:height="0.635cm" svg:x="9.382cm" svg:y="6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1.269cm" svg:height="0.635cm" svg:x="7.732cm" svg:y="6.207cm">
          <text:p text:style-name="P2"><text:span text:style-name="T1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6" draw:id="id6" draw:layer="layout" svg:width="0.254cm" svg:height="0.635cm" svg:x="8.239cm" svg:y="4.683cm">
          <text:p text:style-name="P2"><text:span text:style-name="T1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8" draw:id="id8" draw:layer="layout" svg:width="0.254cm" svg:height="0.635cm" svg:x="9.763cm" svg:y="4.68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5" draw:id="id5" draw:layer="layout" svg:width="2.794cm" svg:height="0.635cm" svg:x="7.731cm" svg:y="6.207cm">
          <text:p text:style-name="P2"><text:span text:style-name="T1">Ru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" draw:id="id1" draw:layer="layout" svg:width="2.54cm" svg:height="0.635cm" svg:x="3.032cm" svg:y="4.683cm">
          <text:p text:style-name="P2"><text:span text:style-name="T1">G</text:span><text:span text:style-name="T1">o</text:span><text:span text:style-name="T1">v</text:span><text:span text:style-name="T1">e</text:span><text:span text:style-name="T1">r</text:span><text:span text:style-name="T1">n</text:span><text:span text:style-name="T1">o</text:span><text:span text:style-name="T1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" draw:id="id2" draw:layer="layout" svg:width="2.54cm" svg:height="0.635cm" svg:x="6.207cm" svg:y="4.683cm">
          <text:p text:style-name="P2"><text:span text:style-name="T1">S</text:span><text:span text:style-name="T1">u</text:span><text:span text:style-name="T1">b</text:span><text:span text:style-name="T1">j</text:span><text:span text:style-name="T1">e</text:span><text:span text:style-name="T1">c</text:span><text:span text:style-name="T1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" draw:id="id3" draw:layer="layout" svg:width="2.54cm" svg:height="0.635cm" svg:x="9.369cm" svg:y="4.683cm">
          <text:p text:style-name="P2"><text:span text:style-name="T1">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4" draw:id="id4" draw:layer="layout" svg:width="2.54cm" svg:height="0.635cm" svg:x="3.032cm" svg:y="6.207cm">
          <text:p text:style-name="P2"><text:span text:style-name="T1">Run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draw:type="line" svg:x1="5.572cm" svg:y1="5cm" svg:x2="6.207cm" svg:y2="5cm" draw:start-shape="id1" draw:start-glue-point="1" draw:end-shape="id2" draw:end-glue-point="3" svg:d="M5572 5000h635" svg:viewBox="0 0 636 1">
          <text:p/>
        </draw:connector>
        <draw:connector draw:style-name="gr6" draw:text-style-name="P3" draw:layer="layout" draw:type="line" svg:x1="8.747cm" svg:y1="5cm" svg:x2="9.369cm" svg:y2="5cm" draw:start-shape="id2" draw:start-glue-point="1" draw:end-shape="id3" draw:end-glue-point="3" svg:d="M8747 5000h622" svg:viewBox="0 0 623 1">
          <text:p/>
        </draw:connector>
        <draw:connector draw:style-name="gr6" draw:text-style-name="P3" draw:layer="layout" draw:type="line" svg:x1="4.302cm" svg:y1="6.207cm" svg:x2="4.302cm" svg:y2="5.318cm" draw:start-shape="id4" draw:start-glue-point="0" draw:end-shape="id1" draw:end-glue-point="2" svg:d="M4302 6207v-889" svg:viewBox="0 0 1 890">
          <text:p/>
        </draw:connector>
        <draw:connector draw:style-name="gr7" draw:text-style-name="P3" draw:layer="layout" draw:type="line" svg:x1="5.572cm" svg:y1="6.524cm" svg:x2="7.731cm" svg:y2="6.524cm" draw:start-shape="id4" draw:start-glue-point="1" draw:end-shape="id5" draw:end-glue-point="3" svg:d="M5572 6524h2159" svg:viewBox="0 0 2160 1">
          <text:p/>
        </draw:connector>
        <draw:connector draw:style-name="gr7" draw:text-style-name="P3" draw:layer="layout" svg:x1="8.366cm" svg:y1="5.318cm" svg:x2="8.366cm" svg:y2="6.207cm" draw:start-shape="id6" draw:start-glue-point="2" draw:end-shape="id7" draw:end-glue-point="0" svg:d="M8366 5318v889" svg:viewBox="0 0 1 890">
          <text:p/>
        </draw:connector>
        <draw:connector draw:style-name="gr7" draw:text-style-name="P3" draw:layer="layout" svg:x1="9.89cm" svg:y1="5.318cm" svg:x2="9.89cm" svg:y2="6.207cm" draw:start-shape="id8" draw:start-glue-point="2" draw:end-shape="id9" draw:end-glue-point="0" svg:d="M9890 5318v889" svg:viewBox="0 0 1 8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CF_20_Many" draw:display-name="CF Many" svg:viewBox="0 -3000 3000 3000" svg:d="M1500 0l1500-2789v-211h-114l-1286 2392v-2392h-200v2392l-1286-2392h-114v211z"/>
    <draw:marker draw:name="CF_20_One" draw:display-name="CF One" svg:viewBox="-19 -40 38 40" svg:d="M0 0h1v-40h-2v40zM1 0h-20v-2h20zM-1 0h20v-2h-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3T18:56:26.759000753</meta:creation-date>
    <dc:date>2019-11-13T20:45:19.669345172</dc:date>
    <meta:editing-duration>PT21M1S</meta:editing-duration>
    <meta:editing-cycles>4</meta:editing-cycles>
    <meta:generator>LibreOffice/6.1.6.3$Linux_X86_64 LibreOffice_project/10$Build-3</meta:generator>
    <meta:document-statistic meta:object-count="15"/>
  </office:meta>
</office:document-meta>
</file>